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tent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Ultrafine_20_Dashed" draw:fill="none" draw:textarea-vertical-align="middle"/>
    </style:style>
    <style:style style:name="gr2" style:family="graphic" style:parent-style-name="objectwithoutfill">
      <style:graphic-properties svg:stroke-width="0.051cm" svg:stroke-color="#ff3333" draw:marker-start="" draw:marker-start-width="0.276cm" draw:marker-end="Rounded_20_short_20_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cc00" draw:marker-start="" draw:marker-start-width="0.276cm" draw:marker-end="Rounded_20_short_20_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3cm" fo:min-width="0.387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ole-draw-aspect="1" style:protect="size"/>
    </style:style>
    <style:style style:name="gr7" style:family="graphic" style:parent-style-name="objectwithoutfill">
      <style:graphic-properties svg:stroke-width="0.051cm" svg:stroke-color="#808080" draw:marker-start-width="0.276cm" draw:marker-end="Rounded_20_short_20_Arrow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808080" draw:marker-start-width="0.276cm" draw:marker-end="Rounded_20_short_20_Arrow" draw:marker-end-width="0.276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svg:stroke-color="#000000" draw:marker-end="Arrow" draw:fill="none" draw:textarea-vertical-align="middle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54cm" svg:y1="11.615cm" svg:x2="18.056cm" svg:y2="11.615cm">
          <text:p/>
        </draw:line>
        <draw:line draw:style-name="gr1" draw:text-style-name="P1" draw:layer="layout" svg:x1="3.14cm" svg:y1="5.187cm" svg:x2="3.127cm" svg:y2="12.474cm">
          <text:p/>
        </draw:line>
        <draw:line draw:style-name="gr2" draw:text-style-name="P1" draw:layer="layout" svg:x1="3.086cm" svg:y1="11.655cm" svg:x2="4.61cm" svg:y2="11.656cm">
          <text:p/>
        </draw:line>
        <draw:line draw:style-name="gr3" draw:text-style-name="P1" draw:layer="layout" svg:x1="3.14cm" svg:y1="11.656cm" svg:x2="3.14cm" svg:y2="10.323cm">
          <text:p/>
        </draw:line>
        <draw:g>
          <draw:line draw:style-name="gr2" draw:text-style-name="P1" draw:layer="layout" svg:x1="12.321cm" svg:y1="9.924cm" svg:x2="13.934cm" svg:y2="9.027cm">
            <text:p/>
          </draw:line>
          <draw:line draw:style-name="gr3" draw:text-style-name="P1" draw:layer="layout" svg:x1="12.379cm" svg:y1="9.893cm" svg:x2="11.672cm" svg:y2="8.128cm">
            <text:p/>
          </draw:line>
        </draw:g>
        <draw:g>
          <draw:line draw:style-name="gr2" draw:text-style-name="P1" draw:layer="layout" svg:x1="15.856cm" svg:y1="6.104cm" svg:x2="17.494cm" svg:y2="4.753cm">
            <text:p/>
          </draw:line>
          <draw:line draw:style-name="gr3" draw:text-style-name="P1" draw:layer="layout" svg:x1="15.915cm" svg:y1="6.056cm" svg:x2="14.862cm" svg:y2="4.448cm">
            <text:p/>
          </draw:line>
        </draw:g>
        <draw:line draw:style-name="gr1" draw:text-style-name="P1" draw:layer="layout" svg:x1="2.778cm" svg:y1="9.915cm" svg:x2="15.478cm" svg:y2="9.883cm">
          <text:p/>
        </draw:line>
        <draw:line draw:style-name="gr1" draw:text-style-name="P1" draw:layer="layout" svg:x1="12.376cm" svg:y1="11.815cm" svg:x2="12.376cm" svg:y2="9.815cm">
          <text:p/>
        </draw:line>
        <draw:line draw:style-name="gr1" draw:text-style-name="P1" draw:layer="layout" svg:x1="15.876cm" svg:y1="11.815cm" svg:x2="15.911cm" svg:y2="6.104cm">
          <text:p/>
        </draw:line>
        <draw:line draw:style-name="gr1" draw:text-style-name="P1" draw:layer="layout" svg:x1="2.778cm" svg:y1="6.073cm" svg:x2="17.802cm" svg:y2="6.073cm">
          <text:p/>
        </draw:line>
        <draw:frame draw:style-name="gr4" draw:text-style-name="P2" draw:layer="layout" svg:width="0.887cm" svg:height="0.843cm" svg:x="2.24cm" svg:y="11.631cm">
          <draw:text-box>
            <text:p><text:span text:style-name="T1">O</text:span></text:p>
          </draw:text-box>
        </draw:frame>
        <draw:path draw:style-name="gr5" draw:text-style-name="P1" draw:layer="layout" svg:width="0.679cm" svg:height="0.163cm" draw:transform="rotate (1.5707963267949) translate (13.654cm 9.915cm)" svg:viewBox="0 0 680 164" svg:d="M0 164c480 0 680-164 680-164">
          <text:p/>
        </draw:path>
        <draw:frame draw:style-name="gr6" draw:layer="layout" svg:width="1.141cm" svg:height="0.61cm" svg:x="13.654cm" svg:y="8.9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6" draw:layer="layout" svg:width="1.151cm" svg:height="0.703cm" svg:x="12.055cm" svg:y="11.73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6" draw:layer="layout" svg:width="1.198cm" svg:height="0.703cm" svg:x="2.256cm" svg:y="9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6" draw:layer="layout" svg:width="0.696cm" svg:height="0.703cm" svg:x="15.556cm" svg:y="11.73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6" draw:layer="layout" svg:width="0.743cm" svg:height="0.703cm" svg:x="2.257cm" svg:y="5.44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6" draw:layer="layout" svg:width="0.686cm" svg:height="0.61cm" svg:x="17.055cm" svg:y="5.33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path draw:style-name="gr5" draw:text-style-name="P1" draw:layer="layout" svg:width="0.607cm" svg:height="0.253cm" draw:transform="rotate (1.5707963267949) translate (16.648cm 6.073cm)" svg:viewBox="0 0 608 254" svg:d="M0 254c354 0 608-254 608-254">
          <text:p/>
        </draw:path>
        <draw:line draw:style-name="gr7" draw:text-style-name="P1" draw:layer="layout" svg:x1="12.427cm" svg:y1="9.815cm" svg:x2="14.97cm" svg:y2="6.989cm">
          <text:p/>
        </draw:line>
        <draw:frame draw:style-name="gr6" draw:layer="layout" svg:width="0.708cm" svg:height="0.703cm" svg:x="13.957cm" svg:y="6.7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path draw:style-name="gr8" draw:text-style-name="P1" draw:layer="layout" svg:width="1.147cm" svg:height="1.015cm" draw:transform="rotate (1.5707963267949) translate (12.176cm 9.915cm)" svg:viewBox="0 0 1148 1016" svg:d="M0 1016c1148 0 1148-1016 1148-1016">
          <text:p/>
        </draw:path>
        <draw:frame draw:style-name="gr6" draw:layer="layout" svg:width="0.786cm" svg:height="0.609cm" svg:x="12.358cm" svg:y="8.1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path draw:style-name="gr9" draw:text-style-name="P1" draw:layer="layout" svg:width="8.186cm" svg:height="2.609cm" draw:transform="rotate (0.486946861306418) translate (3.41cm 11.267cm)" svg:viewBox="0 0 8187 2610" svg:d="M0 0c4886 0 8187 2610 8187 2610">
          <text:p/>
        </draw:path>
        <draw:frame draw:style-name="gr6" draw:layer="layout" svg:width="2.12cm" svg:height="1.413cm" svg:x="7.928cm" svg:y="8.09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path draw:style-name="gr9" draw:text-style-name="P1" draw:layer="layout" svg:width="5.305cm" svg:height="2.731cm" draw:transform="skewX (-0.307177948351002) rotate (-2.87351008048346) translate (17.6694496820939cm 8.84609161135159cm)" svg:viewBox="0 0 5306 2732" svg:d="M5306 0c-3164-1-5306 2732-5306 2732">
          <text:p/>
        </draw:path>
        <draw:frame draw:style-name="gr6" draw:layer="layout" svg:width="2.12cm" svg:height="1.496cm" svg:x="15.028cm" svg:y="8.19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path draw:style-name="gr9" draw:text-style-name="P1" draw:layer="layout" svg:width="16.672cm" svg:height="6.273cm" draw:transform="skewX (0.673697091269811) rotate (0.894830307497493) translate (3.41cm 11.267cm)" svg:viewBox="0 0 16673 6274" svg:d="M0 0c9949 1 16673 6274 16673 6274">
          <text:p/>
        </draw:path>
        <draw:frame draw:style-name="gr6" draw:layer="layout" svg:width="1.644cm" svg:height="1.413cm" svg:x="5.628cm" svg:y="6.09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13T16:06:25.815281719</meta:creation-date>
    <dc:date>2020-11-13T16:07:19.843118678</dc:date>
    <meta:editing-duration>PT54S</meta:editing-duration>
    <meta:editing-cycles>1</meta:editing-cycles>
    <meta:generator>LibreOffice/6.0.7.3$Linux_X86_64 LibreOffice_project/00m0$Build-3</meta:generator>
    <meta:document-statistic meta:object-count="33"/>
  </office:meta>
</office:document-meta>
</file>

<file path=Object 1/content.xml><?xml version="1.0" encoding="utf-8"?>
<math xmlns="http://www.w3.org/1998/Math/MathML" display="block">
  <semantics>
    <msup>
      <mi mathvariant="normal">θ</mi>
      <mrow>
        <mi>t</mi>
        <mo stretchy="false">−</mo>
        <mn>1</mn>
      </mrow>
    </msup>
    <annotation encoding="StarMath 5.0">%theta^{t-1}</annotation>
  </semantics>
</math>
</file>

<file path=Object 10/content.xml><?xml version="1.0" encoding="utf-8"?>
<math xmlns="http://www.w3.org/1998/Math/MathML" display="block">
  <semantics>
    <msubsup>
      <mi>T</mi>
      <msup>
        <mi>B</mi>
        <mi>t</mi>
      </msup>
      <msup>
        <mi>B</mi>
        <mrow>
          <mi>t</mi>
          <mo stretchy="false">−</mo>
          <mn>1</mn>
        </mrow>
      </msup>
    </msubsup>
    <annotation encoding="StarMath 5.0">T_{B^t}^{B^{t-1}}</annotation>
  </semantics>
</math>
</file>

<file path=Object 11/content.xml><?xml version="1.0" encoding="utf-8"?>
<math xmlns="http://www.w3.org/1998/Math/MathML" display="block">
  <semantics>
    <msubsup>
      <mi>T</mi>
      <msup>
        <mi>B</mi>
        <mi>t</mi>
      </msup>
      <mi>O</mi>
    </msubsup>
    <annotation encoding="StarMath 5.0">T_{B^{t}}^O</annotation>
  </semantics>
</math>
</file>

<file path=Object 2/content.xml><?xml version="1.0" encoding="utf-8"?>
<math xmlns="http://www.w3.org/1998/Math/MathML" display="block">
  <semantics>
    <msup>
      <mi>x</mi>
      <mrow>
        <mi>t</mi>
        <mo stretchy="false">−</mo>
        <mn>1</mn>
      </mrow>
    </msup>
    <annotation encoding="StarMath 5.0">x^{t-1}</annotation>
  </semantics>
</math>
</file>

<file path=Object 3/content.xml><?xml version="1.0" encoding="utf-8"?>
<math xmlns="http://www.w3.org/1998/Math/MathML" display="block">
  <semantics>
    <msup>
      <mi>y</mi>
      <mrow>
        <mi>t</mi>
        <mo stretchy="false">−</mo>
        <mn>1</mn>
      </mrow>
    </msup>
    <annotation encoding="StarMath 5.0">y^{t-1}</annotation>
  </semantics>
</math>
</file>

<file path=Object 4/content.xml><?xml version="1.0" encoding="utf-8"?>
<math xmlns="http://www.w3.org/1998/Math/MathML" display="block">
  <semantics>
    <msup>
      <mi>x</mi>
      <mi>t</mi>
    </msup>
    <annotation encoding="StarMath 5.0">x^t</annotation>
  </semantics>
</math>
</file>

<file path=Object 5/content.xml><?xml version="1.0" encoding="utf-8"?>
<math xmlns="http://www.w3.org/1998/Math/MathML" display="block">
  <semantics>
    <msup>
      <mi>y</mi>
      <mi>t</mi>
    </msup>
    <annotation encoding="StarMath 5.0">y^t</annotation>
  </semantics>
</math>
</file>

<file path=Object 6/content.xml><?xml version="1.0" encoding="utf-8"?>
<math xmlns="http://www.w3.org/1998/Math/MathML" display="block">
  <semantics>
    <msup>
      <mi mathvariant="normal">θ</mi>
      <mi>t</mi>
    </msup>
    <annotation encoding="StarMath 5.0">%theta^t</annotation>
  </semantics>
</math>
</file>

<file path=Object 7/content.xml><?xml version="1.0" encoding="utf-8"?>
<math xmlns="http://www.w3.org/1998/Math/MathML" display="block">
  <semantics>
    <mstyle mathvariant="bold">
      <msup>
        <mi>v</mi>
        <mi>t</mi>
      </msup>
    </mstyle>
    <annotation encoding="StarMath 5.0">bold v^t</annotation>
  </semantics>
</math>
</file>

<file path=Object 8/content.xml><?xml version="1.0" encoding="utf-8"?>
<math xmlns="http://www.w3.org/1998/Math/MathML" display="block">
  <semantics>
    <msup>
      <mi mathvariant="normal">ω</mi>
      <mi>t</mi>
    </msup>
    <annotation encoding="StarMath 5.0">%omega^t</annotation>
  </semantics>
</math>
</file>

<file path=Object 9/content.xml><?xml version="1.0" encoding="utf-8"?>
<math xmlns="http://www.w3.org/1998/Math/MathML" display="block">
  <semantics>
    <msubsup>
      <mi>T</mi>
      <msup>
        <mi>B</mi>
        <mrow>
          <mi>t</mi>
          <mo stretchy="false">−</mo>
          <mn>1</mn>
        </mrow>
      </msup>
      <mi>O</mi>
    </msubsup>
    <annotation encoding="StarMath 5.0">T_{B^{t-1}}^O</annotation>
  </semantics>
</math>
</file>